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officeooo:rsid="0019217b" officeooo:paragraph-rsid="0019217b"/>
    </style:style>
    <style:style style:name="P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font-size="15pt" officeooo:rsid="000fca65" officeooo:paragraph-rsid="000fca65" style:font-size-asian="13.1000003814697pt" style:font-size-complex="15pt"/>
    </style:style>
    <style:style style:name="P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officeooo:rsid="000fca65" officeooo:paragraph-rsid="000fca65" style:font-size-asian="13.1000003814697pt" style:font-size-complex="15pt"/>
    </style:style>
    <style:style style:name="P4" style:family="paragraph" style:parent-style-name="Standard" style:list-style-name="L2">
      <loext:graphic-properties draw:fill="none"/>
      <style:paragraph-properties fo:line-height="150%" fo:text-align="justify" style:justify-single-word="false" fo:background-color="transparent"/>
      <style:text-properties fo:font-size="15pt" officeooo:rsid="000fca65" officeooo:paragraph-rsid="00115218" style:font-size-asian="13.1000003814697pt" style:font-size-complex="15pt"/>
    </style:style>
    <style:style style:name="P5" style:family="paragraph" style:parent-style-name="Standard" style:list-style-name="L2" style:master-page-name="">
      <loext:graphic-properties draw:fill="none"/>
      <style:paragraph-properties fo:margin-left="0cm" fo:margin-right="0cm" fo:line-height="150%" fo:text-align="justify" style:justify-single-word="false" fo:text-indent="1.101cm" style:auto-text-indent="false" style:page-number="auto" fo:background-color="transparent"/>
      <style:text-properties fo:font-size="15pt" officeooo:rsid="000fca65" officeooo:paragraph-rsid="00115218" style:font-size-asian="13.1000003814697pt" style:font-size-complex="15pt"/>
    </style:style>
    <style:style style:name="P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solid" style:text-underline-width="auto" style:text-underline-color="font-color" fo:font-weight="bold" officeooo:rsid="000fca65" officeooo:paragraph-rsid="000fca65" style:font-size-asian="13.1000003814697pt" style:font-weight-asian="bold" style:font-size-complex="15pt" style:font-weight-complex="bold"/>
    </style:style>
    <style:style style:name="P7"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font-size="15pt" style:text-underline-style="solid" style:text-underline-width="auto" style:text-underline-color="font-color" fo:font-weight="bold" officeooo:rsid="000fca65" officeooo:paragraph-rsid="000fca65" style:font-size-asian="13.1000003814697pt" style:font-weight-asian="bold" style:font-size-complex="15pt" style:font-weight-complex="bold"/>
    </style:style>
    <style:style style:name="P8" style:family="paragraph" style:parent-style-name="Standard">
      <loext:graphic-properties draw:fill="none"/>
      <style:paragraph-properties fo:line-height="150%" fo:text-align="justify" style:justify-single-word="false" fo:background-color="transparent"/>
      <style:text-properties fo:font-size="15pt" style:text-underline-style="solid" style:text-underline-width="auto" style:text-underline-color="font-color" fo:font-weight="bold" officeooo:rsid="000fca65" officeooo:paragraph-rsid="000fca65" style:font-size-asian="13.1000003814697pt" style:font-weight-asian="bold" style:font-size-complex="15pt" style:font-weight-complex="bold"/>
    </style:style>
    <style:style style:name="P9" style:family="paragraph" style:parent-style-name="Standard" style:list-style-name="L1">
      <loext:graphic-properties draw:fill="none"/>
      <style:paragraph-properties fo:line-height="150%" fo:text-align="justify" style:justify-single-word="false" fo:background-color="transparent"/>
      <style:text-properties fo:font-size="15pt" style:text-underline-style="solid" style:text-underline-width="auto" style:text-underline-color="font-color" fo:font-weight="bold" officeooo:rsid="000fca65" officeooo:paragraph-rsid="000fca65" style:font-size-asian="13.1000003814697pt" style:font-weight-asian="bold" style:font-size-complex="15pt" style:font-weight-complex="bold"/>
    </style:style>
    <style:style style:name="P10" style:family="paragraph" style:parent-style-name="Standard" style:list-style-name="L2">
      <loext:graphic-properties draw:fill="none"/>
      <style:paragraph-properties fo:line-height="150%" fo:text-align="justify" style:justify-single-word="false" fo:background-color="transparent"/>
      <style:text-properties fo:font-size="15pt" style:text-underline-style="solid" style:text-underline-width="auto" style:text-underline-color="font-color" fo:font-weight="bold" officeooo:rsid="000fca65" officeooo:paragraph-rsid="000fca65" style:font-size-asian="13.1000003814697pt" style:font-weight-asian="bold" style:font-size-complex="15pt" style:font-weight-complex="bold"/>
    </style:style>
    <style:style style:name="P11"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style:text-underline-style="solid" style:text-underline-width="auto" style:text-underline-color="font-color" fo:font-weight="bold" officeooo:rsid="0011da6a" officeooo:paragraph-rsid="0011da6a" style:font-size-asian="13.1000003814697pt" style:font-weight-asian="bold" style:font-size-complex="15pt" style:font-weight-complex="bold"/>
    </style:style>
    <style:style style:name="P1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solid" style:text-underline-width="auto" style:text-underline-color="font-color" fo:font-weight="bold" officeooo:rsid="0011da6a" officeooo:paragraph-rsid="0011da6a" style:font-size-asian="13.1000003814697pt" style:font-weight-asian="bold" style:font-size-complex="15pt" style:font-weight-complex="bold"/>
    </style:style>
    <style:style style:name="P1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solid" style:text-underline-width="auto" style:text-underline-color="font-color" fo:font-weight="bold" officeooo:rsid="0011da6a" officeooo:paragraph-rsid="0013efc6" style:font-size-asian="13.1000003814697pt" style:font-weight-asian="bold" style:font-size-complex="15pt" style:font-weight-complex="bold"/>
    </style:style>
    <style:style style:name="P1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solid" style:text-underline-width="auto" style:text-underline-color="font-color" fo:font-weight="bold" officeooo:rsid="0013efc6" officeooo:paragraph-rsid="0013efc6" style:font-size-asian="13.1000003814697pt" style:font-weight-asian="bold" style:font-size-complex="15pt" style:font-weight-complex="bold"/>
    </style:style>
    <style:style style:name="P1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solid" style:text-underline-width="auto" style:text-underline-color="font-color" fo:font-weight="bold" officeooo:rsid="0015c202" officeooo:paragraph-rsid="0015c202" style:font-size-asian="13.1000003814697pt" style:font-weight-asian="bold" style:font-size-complex="15pt" style:font-weight-complex="bold"/>
    </style:style>
    <style:style style:name="P16"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reak-before="page" fo:background-color="transparent"/>
      <style:text-properties fo:font-size="15pt" style:text-underline-style="none" fo:font-weight="bold" officeooo:rsid="00115218" officeooo:paragraph-rsid="00115218" style:font-size-asian="13.1000003814697pt" style:font-weight-asian="bold" style:font-size-complex="15pt" style:font-weight-complex="bold"/>
    </style:style>
    <style:style style:name="P1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none" fo:font-weight="normal" officeooo:rsid="00115218" officeooo:paragraph-rsid="00115218" style:font-size-asian="13.1000003814697pt" style:font-weight-asian="normal" style:font-size-complex="15pt" style:font-weight-complex="normal"/>
    </style:style>
    <style:style style:name="P1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none" fo:font-weight="normal" officeooo:rsid="0011b35d" officeooo:paragraph-rsid="0011b35d" style:font-size-asian="13.1000003814697pt" style:font-weight-asian="normal" style:font-size-complex="15pt" style:font-weight-complex="normal"/>
    </style:style>
    <style:style style:name="P1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none" fo:font-weight="normal" officeooo:rsid="0015c202" officeooo:paragraph-rsid="0015c202" style:font-size-asian="13.1000003814697pt" style:font-weight-asian="normal" style:font-size-complex="15pt" style:font-weight-complex="normal"/>
    </style:style>
    <style:style style:name="P20" style:family="paragraph" style:parent-style-name="Standard" style:list-style-name="L3">
      <loext:graphic-properties draw:fill="none"/>
      <style:paragraph-properties fo:line-height="150%" fo:text-align="justify" style:justify-single-word="false" fo:background-color="transparent"/>
      <style:text-properties fo:font-size="15pt" style:text-underline-style="none" fo:font-weight="normal" officeooo:rsid="001603b8" officeooo:paragraph-rsid="001603b8" style:font-size-asian="13.1000003814697pt" style:font-weight-asian="normal" style:font-size-complex="15pt" style:font-weight-complex="normal"/>
    </style:style>
    <style:style style:name="P21" style:family="paragraph" style:parent-style-name="Standard">
      <loext:graphic-properties draw:fill="none"/>
      <style:paragraph-properties fo:line-height="150%" fo:text-align="justify" style:justify-single-word="false" fo:background-color="transparent"/>
      <style:text-properties fo:font-size="15pt" style:text-underline-style="none" fo:font-weight="normal" officeooo:rsid="001603b8" officeooo:paragraph-rsid="001603b8" style:font-size-asian="13.1000003814697pt" style:font-weight-asian="normal" style:font-size-complex="15pt" style:font-weight-complex="normal"/>
    </style:style>
    <style:style style:name="P2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font-size="15pt" style:text-underline-style="none" fo:font-weight="normal" officeooo:rsid="001775e8" officeooo:paragraph-rsid="001775e8" style:font-size-asian="13.1000003814697pt" style:font-weight-asian="normal" style:font-size-complex="15pt" style:font-weight-complex="normal"/>
    </style:style>
    <style:style style:name="P23" style:family="paragraph" style:parent-style-name="Text_20_body">
      <style:text-properties officeooo:rsid="000fca65" officeooo:paragraph-rsid="000fca65"/>
    </style:style>
    <style:style style:name="P24" style:family="paragraph" style:parent-style-name="Text_20_body" style:list-style-name="L4" style:master-page-name="">
      <loext:graphic-properties draw:fill="none"/>
      <style:paragraph-properties fo:margin-top="0cm" fo:margin-bottom="0.247cm" style:contextual-spacing="false" fo:line-height="115%" style:page-number="auto" fo:background-color="transparent"/>
      <style:text-properties officeooo:rsid="0019217b" officeooo:paragraph-rsid="0019217b"/>
    </style:style>
    <style:style style:name="P25" style:family="paragraph" style:parent-style-name="Text_20_body" style:list-style-name="L4">
      <loext:graphic-properties draw:fill="none"/>
      <style:paragraph-properties fo:margin-top="0cm" fo:margin-bottom="0.247cm" style:contextual-spacing="false" fo:line-height="115%" fo:background-color="transparent"/>
      <style:text-properties officeooo:rsid="0019217b" officeooo:paragraph-rsid="0019217b"/>
    </style:style>
    <style:style style:name="P26" style:family="paragraph" style:parent-style-name="Text_20_body">
      <style:paragraph-properties fo:margin-top="0cm" fo:margin-bottom="0cm" style:contextual-spacing="false" fo:line-height="150%" fo:text-align="justify" style:justify-single-word="false"/>
      <style:text-properties fo:font-size="15pt" officeooo:paragraph-rsid="0019217b" style:font-size-asian="13.1000003814697pt" style:font-size-complex="15pt"/>
    </style:style>
    <style:style style:name="P27" style:family="paragraph" style:parent-style-name="Text_20_body" style:list-style-name="L4">
      <loext:graphic-properties draw:fill="none"/>
      <style:paragraph-properties fo:margin-top="0cm" fo:margin-bottom="0.247cm" style:contextual-spacing="false" fo:line-height="115%" fo:background-color="transparent"/>
      <style:text-properties fo:font-weight="bold" officeooo:rsid="0019217b" officeooo:paragraph-rsid="0019217b" style:font-weight-asian="bold" style:font-weight-complex="bold"/>
    </style:style>
    <style:style style:name="P28" style:family="paragraph" style:parent-style-name="Text_20_body" style:list-style-name="L4">
      <loext:graphic-properties draw:fill="none"/>
      <style:paragraph-properties fo:margin-top="0cm" fo:margin-bottom="0.247cm" style:contextual-spacing="false" fo:line-height="115%" fo:background-color="transparent"/>
      <style:text-properties fo:font-weight="bold" officeooo:rsid="001a6555" officeooo:paragraph-rsid="001a6555" style:font-weight-asian="bold" style:font-weight-complex="bold"/>
    </style:style>
    <style:style style:name="P29" style:family="paragraph" style:parent-style-name="Title">
      <style:text-properties officeooo:rsid="000fca65" officeooo:paragraph-rsid="000fca65"/>
    </style:style>
    <style:style style:name="P30" style:family="paragraph">
      <style:paragraph-properties fo:text-align="center"/>
    </style:style>
    <style:style style:name="P31" style:family="paragraph">
      <loext:graphic-properties draw:fill="none" draw:fill-color="#ffffff"/>
    </style:style>
    <style:style style:name="P32" style:family="paragraph">
      <loext:graphic-properties draw:fill="none" draw:fill-color="#ffffff"/>
      <style:paragraph-properties style:writing-mode="lr-tb"/>
      <style:text-properties fo:font-size="12pt"/>
    </style:style>
    <style:style style:name="P33" style:family="paragraph">
      <loext:graphic-properties draw:fill-color="#ffff00"/>
    </style:style>
    <style:style style:name="P34" style:family="paragraph">
      <style:text-properties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officeooo:rsid="00115218"/>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603b8" style:font-style-asian="normal" style:font-style-complex="normal"/>
    </style:style>
    <style:style style:name="T10" style:family="text">
      <style:text-properties fo:font-style="normal" officeooo:rsid="0015c202"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15c202"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size="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ight"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0.818cm" style:run-through="foreground" style:wrap="right" style:number-wrapped-paragraphs="no-limit" style:wrap-contour="true" style:wrap-contour-mode="full"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794cm" style:run-through="foreground" style:wrap="right" style:number-wrapped-paragraphs="no-limit" style:wrap-contour="true" style:wrap-contour-mode="full"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769cm" style:run-through="foreground" style:wrap="right" style:number-wrapped-paragraphs="no-limit" style:wrap-contour="true" style:wrap-contour-mode="full"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552cm" style:run-through="foreground" style:wrap="right" style:number-wrapped-paragraphs="no-limit" style:wrap-contour="true" style:wrap-contour-mode="full"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601cm" style:run-through="foreground" style:wrap="right" style:number-wrapped-paragraphs="no-limit" style:wrap-contour="true" style:wrap-contour-mode="full" style:vertical-pos="from-top" style:vertical-rel="paragraph" style:horizontal-pos="from-left" style:horizontal-rel="paragraph"/>
      <style:paragraph-properties style:writing-mode="lr-tb"/>
    </style:style>
    <style:style style:name="gr7" style:family="graphic">
      <style:graphic-properties draw:fill-color="#ffff00" draw:textarea-horizontal-align="justify" draw:textarea-vertical-align="middle" draw:auto-grow-height="false" fo:min-height="0.843cm" fo:min-width="0.998cm" style:run-through="foreground" style:wrap="right" style:number-wrapped-paragraphs="no-limit" style:wrap-contour="true" style:wrap-contour-mode="full"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843cm" fo:min-width="1.155cm" style:run-through="foreground" style:wrap="right" style:number-wrapped-paragraphs="no-limit" style:wrap-contour="true" style:wrap-contour-mode="full"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903cm" fo:min-width="0.938cm" style:run-through="foreground" style:wrap="right" style:number-wrapped-paragraphs="no-limit" style:wrap-contour="true" style:wrap-contour-mode="full"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878cm" fo:min-width="0.975cm" style:run-through="foreground" style:wrap="right" style:number-wrapped-paragraphs="no-limit" style:wrap-contour="true" style:wrap-contour-mode="full"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891cm" fo:min-width="1.035cm" style:run-through="foreground" style:wrap="right" style:number-wrapped-paragraphs="no-limit" style:wrap-contour="true" style:wrap-contour-mode="full"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845cm" fo:min-width="1.12cm" style:run-through="foreground" style:wrap="right" style:number-wrapped-paragraphs="no-limit" style:wrap-contour="true" style:wrap-contour-mode="full"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818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textarea-horizontal-align="justify" draw:textarea-vertical-align="middle" draw:auto-grow-height="false" fo:min-height="1.312cm" fo:min-width="1.639cm" style:run-through="foreground" style:wrap="run-through" style:number-wrapped-paragraphs="no-limit" style:vertical-pos="from-top" style:vertical-rel="paragraph" style:horizontal-pos="from-left" style:horizontal-rel="paragraph"/>
    </style:style>
    <style:style style:name="gr20" style:family="graphic">
      <style:graphic-properties draw:fill-color="#ffff00" draw:textarea-horizontal-align="justify" draw:textarea-vertical-align="middle" draw:auto-grow-height="false" fo:min-height="1.312cm" fo:min-width="1.63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Git e GitHub</text:p>
      <text:p text:style-name="P23"/>
      <text:p text:style-name="P2">Git é um <text:span text:style-name="T1">sistema de controle de versão</text:span><text:span text:style-name="T3"> amplamente utilizado no mundo do desenvolvimento de software.</text:span></text:p>
      <text:p text:style-name="P3"/>
      <text:p text:style-name="P6">Skills esperadas</text:p>
      <text:list xml:id="list2964694084" text:style-name="L1">
        <text:list-item>
          <text:p text:style-name="P9"><text:span text:style-name="T4">Entender os principais conceitos de controle de versão e os diferentes tipos de sistemas de controle de versão disponíveis;</text:span></text:p>
        </text:list-item>
        <text:list-item>
          <text:p text:style-name="P9"><text:span text:style-name="T4">Entender que o Git é um </text:span><text:span text:style-name="T5">sistema de controle de versão distribuído (DVCS)</text:span><text:span text:style-name="T4">;</text:span></text:p>
        </text:list-item>
        <text:list-item>
          <text:p text:style-name="P9"><text:span text:style-name="T4">Instalar e configurar o Git no computador;</text:span></text:p>
        </text:list-item>
        <text:list-item>
          <text:p text:style-name="P9"><text:span text:style-name="T4">Salvar projetos no repositório Git local;</text:span></text:p>
        </text:list-item>
        <text:list-item>
          <text:p text:style-name="P9"><text:span text:style-name="T4">Controlar as alterações e versões dos arquivos;</text:span></text:p>
        </text:list-item>
        <text:list-item>
          <text:p text:style-name="P9"><text:span text:style-name="T4">Enviar os projetos para o repositório remoto do GitHub.</text:span></text:p>
        </text:list-item>
      </text:list>
      <text:p text:style-name="P8"><text:span text:style-name="T4"/></text:p>
      <text:p text:style-name="P7">Pontos a abordar:</text:p>
      <text:list xml:id="list3276826394" text:style-name="L2">
        <text:list-item>
          <text:p text:style-name="P10"><text:span text:style-name="T4">O que é o Git?</text:span></text:p>
        </text:list-item>
        <text:list-item>
          <text:p text:style-name="P10"><text:span text:style-name="T4">Quais as diferenças para os outros </text:span><text:span text:style-name="T5">vsc</text:span><text:span text:style-name="T4">?</text:span></text:p>
        </text:list-item>
        <text:list-item>
          <text:p text:style-name="P10"><text:span text:style-name="T4">Como configurar o Git na máquina?</text:span></text:p>
        </text:list-item>
        <text:list-item>
          <text:p text:style-name="P10"><text:span text:style-name="T4">Como iniciar um repositório local?</text:span></text:p>
        </text:list-item>
        <text:list-item>
          <text:p text:style-name="P10"><text:span text:style-name="T4">O que é GitHub?</text:span></text:p>
        </text:list-item>
        <text:list-item>
          <text:p text:style-name="P10"><text:span text:style-name="T4">Como colocar o repositório local no GitHub?</text:span></text:p>
        </text:list-item>
        <text:list-item>
          <text:p text:style-name="P4"><text:span text:style-name="T4">O que são </text:span><text:span text:style-name="T2">branch</text:span><text:span text:style-name="T4">, </text:span><text:span text:style-name="T2">merge</text:span><text:span text:style-name="T4"> e </text:span><text:span text:style-name="T2">commit</text:span><text:span text:style-name="T4">?</text:span></text:p>
          <text:p text:style-name="P5"><text:span text:style-name="T6">O Git permite que um time trabalhe de forma assíncrona e harmoniosa, ganhando produtividade e segurança.</text:span></text:p>
        </text:list-item>
      </text:list>
      <text:p text:style-name="P16">O que é controle de versão?</text:p>
      <text:p text:style-name="P17">De forma resumida, ele guarda um conjunto de alteações dos arquivos através dos commits. O conjunto dos commits guarda um histórico cronológico de todas as alterações feitas no arquivo.</text:p>
      <text:p text:style-name="P18">Git é o mecanismo de controle de versão em si, é nele que está toda a engenharia de funcionamento e ferramentas. O GitHub é uma das plataformas que hospedam repositórios Git.</text:p>
      <text:p text:style-name="P11">Conceitos de branching (ramificação), merge (mesclagem) e Resolução de conflitos</text:p>
      <text:p text:style-name="P12"/>
      <text:p text:style-name="P12">Branch</text:p>
      <text:p text:style-name="P12"><text:span text:style-name="T4">É uma versão independente e editável que se cria de um código.</text:span></text:p>
      <text:p text:style-name="P12"><text:span text:style-name="T4"/></text:p>
      <text:p text:style-name="P12">Branch master</text:p>
      <text:p text:style-name="P12"><draw:custom-shape text:anchor-type="paragraph" draw:z-index="0" draw:name="Forma 1" draw:style-name="gr19" svg:width="3.273cm" svg:height="2.622cm" svg:x="-1.134cm" svg:y="6.68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 draw:name="Forma 2" draw:style-name="gr19" svg:width="3.273cm" svg:height="2.622cm" svg:x="3.244cm" svg:y="6.75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 draw:name="Forma 3" draw:style-name="gr20" draw:text-style-name="P33" svg:width="3.273cm" svg:height="2.622cm" svg:x="7.62cm" svg:y="6.75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 draw:name="Forma 4" draw:style-name="gr19" svg:width="3.273cm" svg:height="2.622cm" svg:x="7.597cm" svg:y="3.60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 draw:name="Forma 5" draw:style-name="gr19" svg:width="3.273cm" svg:height="2.622cm" svg:x="11.806cm" svg:y="3.60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 draw:name="Forma 6" draw:style-name="gr19" svg:width="3.273cm" svg:height="2.622cm" svg:x="15.727cm" svg:y="3.697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6" draw:name="Quadro de texto 1" draw:style-name="gr18" draw:text-style-name="P31" svg:width="1.708cm" svg:height="0.602cm" svg:x="-0.388cm" svg:y="7.811cm"><draw:text-box><text:p>Commit 1</text:p></draw:text-box></draw:frame><draw:frame text:anchor-type="paragraph" draw:z-index="7" draw:name="Quadro de texto 2" draw:style-name="gr18" draw:text-style-name="P32" svg:width="1.708cm" svg:height="0.602cm" svg:x="4.135cm" svg:y="7.738cm"><draw:text-box><text:p><text:span text:style-name="T14">Commit 2</text:span></text:p></draw:text-box></draw:frame><draw:frame text:anchor-type="paragraph" draw:z-index="8" draw:name="Quadro de texto 3" draw:style-name="gr17" draw:text-style-name="P31" svg:width="1.781cm" svg:height="0.976cm" svg:x="8.703cm" svg:y="7.62cm"><draw:text-box><text:p>Branch Master</text:p></draw:text-box></draw:frame><draw:frame text:anchor-type="paragraph" draw:z-index="9" draw:name="Quadro de texto 4" draw:style-name="gr16" draw:text-style-name="P31" svg:width="1.9cm" svg:height="0.77cm" svg:x="8.296cm" svg:y="4.538cm"><draw:text-box><text:p>Commit 3</text:p></draw:text-box></draw:frame><draw:frame text:anchor-type="paragraph" draw:z-index="10" draw:name="Quadro de texto 5" draw:style-name="gr15" draw:text-style-name="P32" svg:width="1.948cm" svg:height="0.795cm" svg:x="12.504cm" svg:y="4.516cm"><draw:text-box><text:p><text:span text:style-name="T14">Commit 4</text:span></text:p></draw:text-box></draw:frame><draw:frame text:anchor-type="paragraph" draw:z-index="11" draw:name="Quadro de texto 6" draw:style-name="gr14" draw:text-style-name="P31" svg:width="1.733cm" svg:height="0.976cm" svg:x="16.81cm" svg:y="4.419cm"><draw:text-box><text:p>Branch feature</text:p></draw:text-box></draw:frame><draw:path text:anchor-type="paragraph" draw:z-index="12" draw:name="Curva de Bézier 1" draw:style-name="gr13" draw:text-style-name="P30" svg:width="8.78cm" svg:height="3.377cm" svg:x="0.501cm" svg:y="10.003cm" svg:viewBox="0 0 8781 3378" svg:d="M0 0c12 441 256 834 482 1203 170 279 309 580 481 864 184 303 376 700 866 746 356 34 683 191 1009 337 316 142 669 196 1011 217 432 27 882 16 1298-169 266-118 554-188 843-240 282-50 535-218 817-265 399-65 644-400 963-601 358-226 683-589 746-1011 46-305 108-598 240-866l25-23"><text:p/></draw:path><draw:path text:anchor-type="paragraph" draw:z-index="13" draw:name="Curva de Bézier 2" draw:style-name="gr13" draw:text-style-name="P30" svg:width="3.726cm" svg:height="1.376cm" svg:x="4.976cm" svg:y="9.858cm" svg:viewBox="0 0 3727 1377" svg:d="M0 48c245 254 487 541 577 890 79 309 409 476 721 433 254-36 559 63 769-96 284-215 618-291 843-578 214-272 642-309 794-649l23-48"><text:p/></draw:path><draw:path text:anchor-type="paragraph" draw:z-index="14" draw:name="Curva de Bézier 3" draw:style-name="gr13" draw:text-style-name="P30" svg:width="3.656cm" svg:height="5.342cm" draw:transform="rotate (-1.16710167080861) translate (15.4074131125478cm 4.20758209136688cm)" svg:viewBox="0 0 3657 5343" svg:d="M0 5328c336 61 660-81 993-178 339-99 527-283 836-427 305-142 567-283 829-534 205-196 364-376 515-591 161-229 232-511 285-794 52-271 18-556 114-814 106-283 25-546 69-834 47-308-8-642-184-917l-134-239"><text:p/></draw:path><draw:path text:anchor-type="paragraph" draw:z-index="15" draw:name="Curva de Bézier 4" draw:style-name="gr13" draw:text-style-name="P30" svg:width="1.632cm" svg:height="1.084cm" draw:transform="rotate (-0.516791991515521) translate (14.8363483946366cm 5.22922565199093cm)" svg:viewBox="0 0 1633 1085" svg:d="M0 1068c325 69 587-82 858-240 259-151 517-278 605-591l170-237"><text:p/></draw:path><text:span text:style-name="T4">A versão principal do código, a “oficial” onde ele é todo consolidado. Também é editável. Cada commit é criado é agregado ao </text:span><text:span text:style-name="T7">branch master.</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4"><text:span text:style-name="T11">O merge é juntar todos os commits à master.</text:span></text:p>
      <text:p text:style-name="P13"><text:span text:style-name="T11"/></text:p>
      <text:p text:style-name="P15"><draw:custom-shape text:anchor-type="paragraph" draw:z-index="20" draw:name="Forma 11" draw:style-name="gr8" svg:width="2.31cm" svg:height="1.685cm" svg:x="10.726cm" svg:y="0.407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9" draw:name="Forma 9" draw:style-name="gr9" svg:width="1.878cm" svg:height="1.805cm" svg:x="7.911cm" svg:y="0.43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8" draw:name="Forma 10" draw:style-name="gr10" svg:width="1.95cm" svg:height="1.756cm" svg:x="4.928cm" svg:y="0.337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7" draw:name="Forma 8" draw:style-name="gr11" svg:width="2.07cm" svg:height="1.781cm" svg:x="1.898cm" svg:y="0.36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6" draw:name="Forma 7" draw:style-name="gr12" draw:text-style-name="P34" svg:width="2.239cm" svg:height="1.689cm" svg:x="-1.397cm" svg:y="0.406cm"><text:p/><draw:enhanced-geometry svg:viewBox="0 0 21600 21600" draw:glue-points="10800 0 0 10800 10800 21600 21600 10800" draw:text-areas="5400 5400 16200 16200" draw:type="diamond" draw:enhanced-path="M 10800 0 L 21600 10800 10800 21600 0 10800 10800 0 Z N"/></draw:custom-shape><text:span text:style-name="T8"/></text:p>
      <text:p text:style-name="P15"><draw:custom-shape text:anchor-type="paragraph" draw:z-index="21" draw:name="Forma 12" draw:style-name="gr7" draw:text-style-name="P33" svg:width="1.997cm" svg:height="1.684cm" svg:x="14.646cm" svg:y="-0.265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22" draw:name="Quadro de texto 8" draw:style-name="gr6" draw:text-style-name="P31" svg:width="1.708cm" svg:height="0.602cm" svg:x="-1.132cm" svg:y="0.048cm"><draw:text-box><text:p>Commit 1</text:p></draw:text-box></draw:frame><draw:frame text:anchor-type="paragraph" draw:z-index="23" draw:name="Quadro de texto 7" draw:style-name="gr6" draw:text-style-name="P32" svg:width="1.708cm" svg:height="0.602cm" svg:x="2.092cm" svg:y="0.18cm"><draw:text-box><text:p><text:span text:style-name="T14">Commit 2</text:span></text:p></draw:text-box></draw:frame><draw:frame text:anchor-type="paragraph" draw:z-index="24" draw:name="Quadro de texto 10" draw:style-name="gr5" draw:text-style-name="P31" svg:width="1.781cm" svg:height="1.463cm" svg:x="15.03cm" svg:y="0.12cm"><draw:text-box><text:p>Branch Master</text:p><text:p/></draw:text-box></draw:frame><draw:frame text:anchor-type="paragraph" draw:z-index="25" draw:name="Quadro de texto 11" draw:style-name="gr4" draw:text-style-name="P31" svg:width="1.9cm" svg:height="0.77cm" svg:x="5.098cm" svg:y="0.048cm"><draw:text-box><text:p>Commit 3</text:p></draw:text-box></draw:frame><draw:frame text:anchor-type="paragraph" draw:z-index="26" draw:name="Quadro de texto 9" draw:style-name="gr3" draw:text-style-name="P32" svg:width="1.948cm" svg:height="0.795cm" svg:x="7.911cm" svg:y="0.115cm"><draw:text-box><text:p><text:span text:style-name="T14">Commit 4</text:span></text:p></draw:text-box></draw:frame><draw:frame text:anchor-type="paragraph" draw:z-index="27" draw:name="Quadro de texto 12" draw:style-name="gr2" draw:text-style-name="P31" svg:width="1.733cm" svg:height="0.976cm" svg:x="11.303cm" svg:y="-0.101cm"><draw:text-box><text:p>Branch feature</text:p></draw:text-box></draw:frame><draw:line text:anchor-type="paragraph" draw:z-index="28" draw:name="Linha horizontal 1" draw:style-name="gr1" draw:text-style-name="P30" svg:x1="0.503cm" svg:y1="-0.097cm" svg:x2="2.283cm" svg:y2="-0.097cm"><text:p/></draw:line><draw:line text:anchor-type="paragraph" draw:z-index="29" draw:name="Linha horizontal 2" draw:style-name="gr1" draw:text-style-name="P30" svg:x1="3.582cm" svg:y1="0.095cm" svg:x2="5.265cm" svg:y2="0.095cm"><text:p/></draw:line><draw:line text:anchor-type="paragraph" draw:z-index="30" draw:name="Linha 1" draw:style-name="gr1" draw:text-style-name="P30" svg:x1="6.66cm" svg:y1="-0.048cm" svg:x2="8.175cm" svg:y2="0cm"><text:p/></draw:line><draw:line text:anchor-type="paragraph" draw:z-index="31" draw:name="Linha 2" draw:style-name="gr1" draw:text-style-name="P30" svg:x1="9.643cm" svg:y1="0.048cm" svg:x2="11.038cm" svg:y2="0.073cm"><text:p/></draw:line><draw:line text:anchor-type="paragraph" draw:z-index="32" draw:name="Linha 3" draw:style-name="gr1" draw:text-style-name="P30" svg:x1="12.891cm" svg:y1="0.203cm" svg:x2="14.96cm" svg:y2="0.168cm"><text:p/></draw:line><text:soft-page-break/><text:span text:style-name="T8">Autenticação – como funciona a conexão entre local e remoto?</text:span></text:p>
      <text:p text:style-name="P19"><text:span text:style-name="T8">É </text:span><text:span text:style-name="T9">necessário estabelecer uma ponte entre o Git e o GitHub e essa ponte deve ser segura. Para isso existem duas formas de autenticação, por SSH <text:s/>(secure shell) ou por HTTPS (hypertext transfer protocol secure).</text:span></text:p>
      <text:p text:style-name="P19"><text:span text:style-name="T9"/></text:p>
      <text:list xml:id="list1262933788" text:style-name="L3">
        <text:list-item>
          <text:p text:style-name="P20"><text:span text:style-name="T8">SSH é um protocolo de criptografia de rede que serve para transferir dados de forma segura mesmo em redes inseguras. Usando este protocolo pode-se conectar ao GitHub sem precisar digitar nome e chave de acesso a cada comando executado.</text:span></text:p>
        </text:list-item>
        <text:list-item>
          <text:p text:style-name="P20"><text:span text:style-name="T8">HTTPS é uma extensão do protocolo de internet HTTP, que utiliza certificados digitais para autenticar os dados e permitir que eles sejam criptografados de forma segura. Neste caso é necessário criar um token de acesso pessoal para usar no lugar da senha, quando ela for pedida.</text:span></text:p>
        </text:list-item>
      </text:list>
      <text:p text:style-name="P21"><text:span text:style-name="T12"/></text:p>
      <text:p text:style-name="P22"><text:span text:style-name="T10">P</text:span><text:span text:style-name="T8">ara que se possa fazer a conexão entre os repositórios, copia-se a URL gerada no GitHub na área code&gt;ssh.</text:span></text:p>
      <text:h text:style-name="P1" text:outline-level="1">Resumo</text:h>
      <text:list xml:id="list3412201883" text:style-name="L4">
        <text:list-item>
          <text:p text:style-name="P24">Cria-se uma pasta para ser o repositório local;</text:p>
        </text:list-item>
        <text:list-item>
          <text:p text:style-name="P25">Entra-se na pasta;</text:p>
        </text:list-item>
        <text:list-item>
          <text:p text:style-name="P25">Digita-se o comando <text:span text:style-name="T13">git init</text:span><text:span text:style-name="T5">;</text:span></text:p>
        </text:list-item>
        <text:list-item>
          <text:p text:style-name="P25"><text:span text:style-name="T5">Adicionam-se e /ou modificam-se arquivos;</text:span></text:p>
        </text:list-item>
        <text:list-item>
          <text:p text:style-name="P27">git status<text:span text:style-name="T5"> com frequência para ver o que foi alterado;</text:span></text:p>
        </text:list-item>
        <text:list-item>
          <text:p text:style-name="P27"><text:span text:style-name="T5">Adiciona-se os arquivos que se deseja com o </text:span>git add<text:span text:style-name="T5">;</text:span></text:p>
        </text:list-item>
        <text:list-item>
          <text:p text:style-name="P27">git commit<text:span text:style-name="T5"> com uma mensagem curta explicando as alterações feitas;</text:span></text:p>
        </text:list-item>
        <text:list-item>
          <text:p text:style-name="P27">git push<text:span text:style-name="T5"> para atualizar o repositório remoto;</text:span></text:p>
        </text:list-item>
        <text:list-item>
          <text:p text:style-name="P28"><text:span text:style-name="T5">as boas práticas ensinam a trabalhar em branches separadas e não na master. Depois se pode usar o </text:span>merge<text:span text:style-name="T5">.</text:span></text:p>
        </text:list-item>
      </text:list>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09:46:09.712637738</meta:creation-date>
    <meta:generator>LibreOffice/7.3.5.2$Linux_X86_64 LibreOffice_project/30$Build-2</meta:generator>
    <dc:date>2022-08-21T11:48:01.627376768</dc:date>
    <meta:editing-duration>PT45M42S</meta:editing-duration>
    <meta:editing-cycles>7</meta:editing-cycles>
    <meta:document-statistic meta:table-count="0" meta:image-count="0" meta:object-count="0" meta:page-count="5" meta:paragraph-count="42" meta:word-count="517" meta:character-count="2944" meta:non-whitespace-character-count="2492"/>
  </office:meta>
</office:document-meta>
</file>